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bb7d" officeooo:paragraph-rsid="0011bb7d"/>
    </style:style>
    <style:style style:name="P2" style:family="paragraph" style:parent-style-name="Standard">
      <style:text-properties officeooo:rsid="00129820" officeooo:paragraph-rsid="00133aae"/>
    </style:style>
    <style:style style:name="P3" style:family="paragraph" style:parent-style-name="Standard">
      <style:text-properties officeooo:rsid="00148020" officeooo:paragraph-rsid="00148020"/>
    </style:style>
    <style:style style:name="P4" style:family="paragraph" style:parent-style-name="Standard">
      <style:text-properties style:text-underline-style="none" officeooo:rsid="00148020" officeooo:paragraph-rsid="00133aae"/>
    </style:style>
    <style:style style:name="P5" style:family="paragraph" style:parent-style-name="Standard">
      <style:text-properties style:text-underline-style="none" officeooo:rsid="00148020" officeooo:paragraph-rsid="00148020"/>
    </style:style>
    <style:style style:name="P6" style:family="paragraph" style:parent-style-name="Standard">
      <style:text-properties officeooo:rsid="00148020" officeooo:paragraph-rsid="001526a8"/>
    </style:style>
    <style:style style:name="P7" style:family="paragraph" style:parent-style-name="Standard">
      <style:text-properties officeooo:rsid="001c33c5" officeooo:paragraph-rsid="001526a8"/>
    </style:style>
    <style:style style:name="P8" style:family="paragraph" style:parent-style-name="Standard">
      <style:text-properties officeooo:rsid="001c33c5" officeooo:paragraph-rsid="001c33c5"/>
    </style:style>
    <style:style style:name="T1" style:family="text">
      <style:text-properties officeooo:rsid="00129820"/>
    </style:style>
    <style:style style:name="T2" style:family="text">
      <style:text-properties officeooo:rsid="00133aae"/>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1526a8"/>
    </style:style>
    <style:style style:name="T6" style:family="text">
      <style:text-properties style:text-underline-style="none" officeooo:rsid="0016c11e"/>
    </style:style>
    <style:style style:name="T7" style:family="text">
      <style:text-properties style:text-underline-style="none" officeooo:rsid="00178369"/>
    </style:style>
    <style:style style:name="T8" style:family="text">
      <style:text-properties style:text-underline-style="none" officeooo:rsid="00178e96"/>
    </style:style>
    <style:style style:name="T9" style:family="text">
      <style:text-properties style:text-underline-style="none" officeooo:rsid="001c33c5"/>
    </style:style>
    <style:style style:name="T10" style:family="text">
      <style:text-properties officeooo:rsid="001957c8"/>
    </style:style>
    <style:style style:name="T11" style:family="text">
      <style:text-properties officeooo:rsid="001ab0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quent or always able to respec stats out of combat. Stat diagram JoJo style.</text:p>
      <text:p text:style-name="P1"/>
      <text:p text:style-name="P1">Chance of random encounter rising with health?</text:p>
      <text:p text:style-name="P1"/>
      <text:p text:style-name="P1">Cutscene or other sort of story exposition <text:span text:style-name="T1">on death.</text:span></text:p>
      <text:p text:style-name="P1"/>
      <text:p text:style-name="P2">One should level as fast as possible, because foes <text:span text:style-name="T2">get stronger in real time (paused in combat?), or for every game action or other such. Perhaps one can toggle handicaps for extra XP? Think League of Legends and The World Ends With You, respectively.</text:span></text:p>
      <text:p text:style-name="P4"/>
      <text:p text:style-name="P5">Meta-leveling: Choices of which of three "pillars" to pump points into:</text:p>
      <text:p text:style-name="P5">Horizontal growth: Expanding your options for , making the learning curve gradual), </text:p>
      <text:p text:style-name="P5">Faster start (say, raising their starting resourc, but in a way so that it doesn't make the game much easier)</text:p>
      <text:p text:style-name="P5">Control Randomness <text:span text:style-name="T10">(Soul Order)</text:span>: Exclude various options from happening due to the random nature of the game. Like if binding of isaac let you exclude items you don't like/aren't balanced, or FTL the same with weapons. Requirements should be in place so you have to have used an ability a set amount of times before you can exclude it/make it more likely to appear. <text:span text:style-name="T10">Also unlock extra</text:span></text:p>
      <text:p text:style-name="P3"><text:span text:style-name="T4">These can be perhaps be tied to death cutscenes and which are unlocked (</text:span><text:span text:style-name="T5">soul past</text:span><text:span text:style-name="T4">, soul power</text:span><text:span text:style-name="T5">/retention</text:span><text:span text:style-name="T4">, </text:span><text:span text:style-name="T5">soul order</text:span><text:span text:style-name="T4">, respectively)</text:span></text:p>
      <text:p text:style-name="P5"/>
      <text:p text:style-name="P6"><text:span text:style-name="T4">In-game/session leveling: Quick and with </text:span><text:span text:style-name="T3">one</text:span><text:span text:style-name="T4"> important choice per level. </text:span><text:span text:style-name="T5">Each level should grant you a choice between, hm, </text:span><text:span text:style-name="T8">2</text:span><text:span text:style-name="T5"> abilities (active or passive), randomly selected (see below), Heroes M&amp;M style. First choice should be fundamental, affecting the others. </text:span><text:span text:style-name="T6">S</text:span><text:span text:style-name="T5">o first level you basically choose a class </text:span><text:span text:style-name="T6">(rogue legacy)</text:span><text:span text:style-name="T5">, and then you only get abilities befitting that class afterwards . </text:span><text:span text:style-name="T6">Could be linked to soul order, so you design the "path"/class yourself</text:span><text:span text:style-name="T5">. </text:span><text:span text:style-name="T6">This way, you don't get wildly conflicting abilities that don't work together... But maybe that could still be fun? </text:span><text:span text:style-name="T7">Alternatively, certain "types" of spells each level to make sure you get a well rounded character (damage spell level 1, mobility level 2, stealth 3, etc.). Choices between differences in kind eller mere calculations? </text:span><text:span text:style-name="T9">Kig på Our Darker Purposes.</text:span></text:p>
      <text:p text:style-name="P7"><text:span text:style-name="T9"/></text:p>
      <text:p text:style-name="P8"><text:span text:style-name="T4">Story: Hovedperson videnskabmands, hans kraft taget fra sjælene af alle verdens døde sjæ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9S</meta:editing-duration>
    <meta:editing-cycles>13</meta:editing-cycles>
    <meta:generator>LibreOffice/4.1.4.2$Windows_x86 LibreOffice_project/0a0440ccc0227ad9829de5f46be37cfb6edcf72</meta:generator>
    <dc:date>2014-12-03T00:43:15.971000000</dc:date>
    <meta:document-statistic meta:table-count="0" meta:image-count="0" meta:object-count="0" meta:page-count="1" meta:paragraph-count="11" meta:word-count="347" meta:character-count="2118" meta:non-whitespace-character-count="1781"/>
    <meta:user-defined meta:name="Info 1"/>
    <meta:user-defined meta:name="Info 2"/>
    <meta:user-defined meta:name="Info 3"/>
    <meta:user-defined meta:name="Info 4"/>
  </office:meta>
</office:document-meta>
</file>